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26E35C60B0F56E57.png" manifest:media-type="image/png"/>
  <manifest:file-entry manifest:full-path="Pictures/10000201000004B0000001B129847CADE5F69EDB.png" manifest:media-type="image/png"/>
  <manifest:file-entry manifest:full-path="Pictures/100000000000012200000079416AC89952A5D27D.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0" style:family="paragraph" style:parent-style-name="Text_20_body">
      <style:text-properties officeooo:paragraph-rsid="00dd5ef9"/>
    </style:style>
    <style:style style:name="P11" style:family="paragraph" style:parent-style-name="Text_20_body">
      <style:text-properties officeooo:rsid="00e23742" officeooo:paragraph-rsid="00e23742"/>
    </style:style>
    <style:style style:name="P12" style:family="paragraph" style:parent-style-name="Text_20_body">
      <style:text-properties officeooo:rsid="00f0970e" officeooo:paragraph-rsid="00f0970e"/>
    </style:style>
    <style:style style:name="P13" style:family="paragraph" style:parent-style-name="Text_20_body">
      <style:text-properties officeooo:rsid="00f2519b" officeooo:paragraph-rsid="01614ec1"/>
    </style:style>
    <style:style style:name="P14" style:family="paragraph" style:parent-style-name="Text_20_body">
      <style:text-properties officeooo:paragraph-rsid="0125ac47"/>
    </style:style>
    <style:style style:name="P15" style:family="paragraph" style:parent-style-name="Text_20_body">
      <style:text-properties officeooo:paragraph-rsid="01880f62"/>
    </style:style>
    <style:style style:name="P16" style:family="paragraph" style:parent-style-name="Text_20_body">
      <style:text-properties officeooo:paragraph-rsid="01cc60d3"/>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ize="12pt" fo:text-shadow="none" fo:font-weight="normal" officeooo:rsid="033f352c" style:font-size-asian="12pt" style:font-weight-asian="normal" style:font-size-complex="12pt" style:font-weight-complex="normal"/>
    </style:style>
    <style:style style:name="P19" style:family="paragraph" style:parent-style-name="Text_20_body">
      <style:text-properties fo:font-size="12pt" fo:text-shadow="none" fo:font-weight="normal" officeooo:rsid="033f352c" officeooo:paragraph-rsid="034136be" style:font-size-asian="12pt" style:font-weight-asian="normal" style:font-size-complex="12pt" style:font-weight-complex="normal"/>
    </style:style>
    <style:style style:name="P20" style:family="paragraph" style:parent-style-name="Text_20_body">
      <style:text-properties officeooo:paragraph-rsid="02bd29e3"/>
    </style:style>
    <style:style style:name="P21" style:family="paragraph" style:parent-style-name="Footnote">
      <style:text-properties officeooo:rsid="012f0dd8" officeooo:paragraph-rsid="012f0dd8"/>
    </style:style>
    <style:style style:name="P22" style:family="paragraph" style:parent-style-name="Footnote">
      <style:text-properties officeooo:rsid="013c672d" officeooo:paragraph-rsid="013c672d"/>
    </style:style>
    <style:style style:name="P23" style:family="paragraph" style:parent-style-name="Footnote">
      <style:text-properties officeooo:rsid="018ee8d0" officeooo:paragraph-rsid="018ee8d0"/>
    </style:style>
    <style:style style:name="P24" style:family="paragraph" style:parent-style-name="Footnote">
      <style:text-properties officeooo:rsid="01f2b75f" officeooo:paragraph-rsid="01f2b75f"/>
    </style:style>
    <style:style style:name="P25" style:family="paragraph" style:parent-style-name="Footnote">
      <style:text-properties officeooo:rsid="021d94c0" officeooo:paragraph-rsid="021d94c0"/>
    </style:style>
    <style:style style:name="P26" style:family="paragraph" style:parent-style-name="Footnote">
      <style:text-properties officeooo:rsid="0249df75" officeooo:paragraph-rsid="0249df75"/>
    </style:style>
    <style:style style:name="P27" style:family="paragraph" style:parent-style-name="Normal">
      <style:paragraph-properties>
        <style:tab-stops>
          <style:tab-stop style:position="6.6929in" style:type="right" style:leader-style="dotted" style:leader-text="."/>
        </style:tab-stops>
      </style:paragraph-properties>
    </style:style>
    <style:style style:name="P28"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29" style:family="paragraph" style:parent-style-name="Heading_20_1">
      <style:paragraph-properties fo:break-before="page"/>
    </style:style>
    <style:style style:name="P30" style:family="paragraph" style:parent-style-name="Text_20_body">
      <style:text-properties officeooo:paragraph-rsid="03cf5e42"/>
    </style:style>
    <style:style style:name="P31" style:family="paragraph" style:parent-style-name="Text_20_body">
      <style:text-properties fo:font-size="12pt" fo:text-shadow="none" fo:font-weight="normal" officeooo:rsid="033f352c" officeooo:paragraph-rsid="0461c6f1" style:font-size-asian="12pt" style:font-weight-asian="normal" style:font-size-complex="12pt" style:font-weight-complex="normal"/>
    </style:style>
    <style:style style:name="P32" style:family="paragraph" style:parent-style-name="Text_20_body">
      <style:text-properties fo:font-size="12pt" fo:text-shadow="none" fo:font-weight="normal" officeooo:rsid="033f352c" officeooo:paragraph-rsid="0469a5bd" style:font-size-asian="12pt" style:font-weight-asian="normal" style:font-size-complex="12pt" style:font-weight-complex="normal"/>
    </style:style>
    <style:style style:name="P33" style:family="paragraph" style:parent-style-name="Text_20_body">
      <style:text-properties fo:font-size="12pt" fo:text-shadow="none" fo:font-weight="normal" officeooo:rsid="033f6d5e" officeooo:paragraph-rsid="034136be" style:font-size-asian="12pt" style:font-weight-asian="normal" style:font-size-complex="12pt" style:font-weight-complex="normal"/>
    </style:style>
    <style:style style:name="P34" style:family="paragraph" style:parent-style-name="Heading_20_3">
      <style:text-properties fo:font-size="12pt" style:font-size-asian="12pt" style:font-size-complex="12pt"/>
    </style:style>
    <style:style style:name="P35" style:family="paragraph" style:parent-style-name="Heading_20_2">
      <style:text-properties officeooo:rsid="00d7c8f7" officeooo:paragraph-rsid="00d7c8f7"/>
    </style:style>
    <style:style style:name="P36" style:family="paragraph" style:parent-style-name="Heading_20_2">
      <style:text-properties officeooo:rsid="00dd5ef9" officeooo:paragraph-rsid="00dd5ef9"/>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698a5" style:font-size-asian="12pt" style:font-size-complex="12pt"/>
    </style:style>
    <style:style style:name="T378" style:family="text">
      <style:text-properties fo:font-size="12pt" officeooo:rsid="04395874" style:font-size-asian="12pt" style:font-size-complex="12pt"/>
    </style:style>
    <style:style style:name="T379" style:family="text">
      <style:text-properties fo:font-size="12pt" officeooo:rsid="043a2543" style:font-size-asian="12pt" style:font-size-complex="12pt"/>
    </style:style>
    <style:style style:name="T380" style:family="text">
      <style:text-properties fo:font-size="12pt" officeooo:rsid="043b90da" style:font-size-asian="12pt" style:font-size-complex="12pt"/>
    </style:style>
    <style:style style:name="T381" style:family="text">
      <style:text-properties fo:font-size="12pt" officeooo:rsid="043c29c8" style:font-size-asian="12pt" style:font-size-complex="12pt"/>
    </style:style>
    <style:style style:name="T382" style:family="text">
      <style:text-properties fo:font-size="12pt" officeooo:rsid="043d8363" style:font-size-asian="12pt" style:font-size-complex="12pt"/>
    </style:style>
    <style:style style:name="T383" style:family="text">
      <style:text-properties fo:font-size="12pt" officeooo:rsid="043f6d23" style:font-size-asian="12pt" style:font-size-complex="12pt"/>
    </style:style>
    <style:style style:name="T384" style:family="text">
      <style:text-properties fo:font-size="12pt" officeooo:rsid="044303c7" style:font-size-asian="12pt" style:font-size-complex="12pt"/>
    </style:style>
    <style:style style:name="T385" style:family="text">
      <style:text-properties fo:font-size="12pt" officeooo:rsid="04430f80" style:font-size-asian="12pt" style:font-size-complex="12pt"/>
    </style:style>
    <style:style style:name="T386" style:family="text">
      <style:text-properties fo:font-size="12pt" officeooo:rsid="04445cb8" style:font-size-asian="12pt" style:font-size-complex="12pt"/>
    </style:style>
    <style:style style:name="T387" style:family="text">
      <style:text-properties fo:font-size="12pt" officeooo:rsid="04462232" style:font-size-asian="12pt" style:font-size-complex="12pt"/>
    </style:style>
    <style:style style:name="T388" style:family="text">
      <style:text-properties fo:font-size="12pt" officeooo:rsid="044631e5" style:font-size-asian="12pt" style:font-size-complex="12pt"/>
    </style:style>
    <style:style style:name="T389" style:family="text">
      <style:text-properties fo:font-size="12pt" officeooo:rsid="04482219" style:font-size-asian="12pt" style:font-size-complex="12pt"/>
    </style:style>
    <style:style style:name="T390" style:family="text">
      <style:text-properties fo:font-size="12pt" officeooo:rsid="0449b81d" style:font-size-asian="12pt" style:font-size-complex="12pt"/>
    </style:style>
    <style:style style:name="T391" style:family="text">
      <style:text-properties fo:font-size="12pt" officeooo:rsid="02420ad7" fo:background-color="#ffff00" loext:char-shading-value="0" style:font-size-asian="12pt" style:font-size-complex="12pt"/>
    </style:style>
    <style:style style:name="T392" style:family="text">
      <style:text-properties fo:font-size="12pt" officeooo:rsid="03716db0" fo:background-color="#ffff00" loext:char-shading-value="0" style:font-size-asian="12pt" style:font-size-complex="12pt"/>
    </style:style>
    <style:style style:name="T393" style:family="text">
      <style:text-properties fo:font-size="12pt" officeooo:rsid="02427e8b" fo:background-color="#ffff00" loext:char-shading-value="0" style:font-size-asian="12pt" style:font-size-complex="12pt"/>
    </style:style>
    <style:style style:name="T394" style:family="text">
      <style:text-properties fo:font-size="12pt" officeooo:rsid="03ad9f76" fo:background-color="#ffff00" loext:char-shading-value="0" style:font-size-asian="12pt" style:font-size-complex="12pt"/>
    </style:style>
    <style:style style:name="T395" style:family="text">
      <style:text-properties fo:font-size="12pt" officeooo:rsid="03b06698" fo:background-color="#ffff00" loext:char-shading-value="0" style:font-size-asian="12pt" style:font-size-complex="12pt"/>
    </style:style>
    <style:style style:name="T396" style:family="text">
      <style:text-properties fo:font-size="12pt" officeooo:rsid="03b50eaa" fo:background-color="#ffff00" loext:char-shading-value="0" style:font-size-asian="12pt" style:font-size-complex="12pt"/>
    </style:style>
    <style:style style:name="T397" style:family="text">
      <style:text-properties fo:font-size="12pt" officeooo:rsid="040798b6" fo:background-color="#ffff00" loext:char-shading-value="0" style:font-size-asian="12pt" style:font-size-complex="12pt"/>
    </style:style>
    <style:style style:name="T398" style:family="text">
      <style:text-properties fo:font-size="12pt" officeooo:rsid="0408bc40" fo:background-color="#ffff00" loext:char-shading-value="0" style:font-size-asian="12pt" style:font-size-complex="12pt"/>
    </style:style>
    <style:style style:name="T399" style:family="text">
      <style:text-properties fo:font-size="12pt" officeooo:rsid="03995f06" fo:background-color="#ffff00" loext:char-shading-value="0" style:font-size-asian="12pt" style:font-size-complex="12pt"/>
    </style:style>
    <style:style style:name="T400" style:family="text">
      <style:text-properties fo:font-size="12pt" officeooo:rsid="02f607c0" fo:background-color="#ffff00" loext:char-shading-value="0" style:font-size-asian="12pt" style:font-size-complex="12pt"/>
    </style:style>
    <style:style style:name="T401" style:family="text">
      <style:text-properties fo:font-size="12pt" officeooo:rsid="02f7fa0e" fo:background-color="#ffff00" loext:char-shading-value="0" style:font-size-asian="12pt" style:font-size-complex="12pt"/>
    </style:style>
    <style:style style:name="T402" style:family="text">
      <style:text-properties fo:font-size="12pt" officeooo:rsid="02fe35fc" fo:background-color="#ffff00" loext:char-shading-value="0" style:font-size-asian="12pt" style:font-size-complex="12pt"/>
    </style:style>
    <style:style style:name="T403" style:family="text">
      <style:text-properties fo:font-size="12pt" officeooo:rsid="02f85b71" fo:background-color="#ffff00" loext:char-shading-value="0" style:font-size-asian="12pt" style:font-size-complex="12pt"/>
    </style:style>
    <style:style style:name="T404" style:family="text">
      <style:text-properties fo:font-size="12pt" officeooo:rsid="02fb3864" fo:background-color="#ffff00" loext:char-shading-value="0" style:font-size-asian="12pt" style:font-size-complex="12pt"/>
    </style:style>
    <style:style style:name="T405" style:family="text">
      <style:text-properties fo:font-size="12pt" officeooo:rsid="02fd03d7" fo:background-color="#ffff00" loext:char-shading-value="0" style:font-size-asian="12pt" style:font-size-complex="12pt"/>
    </style:style>
    <style:style style:name="T406" style:family="text">
      <style:text-properties fo:font-size="12pt" fo:font-weight="bold" officeooo:rsid="04445cb8" style:font-size-asian="12pt" style:font-weight-asian="bold" style:font-size-complex="12pt" style:font-weight-complex="bold"/>
    </style:style>
    <style:style style:name="T407" style:family="text">
      <style:text-properties officeooo:rsid="00dbfb24"/>
    </style:style>
    <style:style style:name="T408" style:family="text">
      <style:text-properties officeooo:rsid="00e3583a"/>
    </style:style>
    <style:style style:name="T409" style:family="text">
      <style:text-properties officeooo:rsid="00e79c5d"/>
    </style:style>
    <style:style style:name="T410" style:family="text">
      <style:text-properties officeooo:rsid="0261e9aa"/>
    </style:style>
    <style:style style:name="T411" style:family="text">
      <style:text-properties officeooo:rsid="031b26ee"/>
    </style:style>
    <style:style style:name="T412" style:family="text">
      <style:text-properties officeooo:rsid="032b8d7f"/>
    </style:style>
    <style:style style:name="T413" style:family="text">
      <style:text-properties officeooo:rsid="0344da79"/>
    </style:style>
    <style:style style:name="T414" style:family="text">
      <style:text-properties officeooo:rsid="0359951f"/>
    </style:style>
    <style:style style:name="T415" style:family="text">
      <style:text-properties officeooo:rsid="043698a5"/>
    </style:style>
    <style:style style:name="T416" style:family="text">
      <style:text-properties officeooo:rsid="044303c7"/>
    </style:style>
    <style:style style:name="T417" style:family="text">
      <style:text-properties fo:font-weight="bold" officeooo:rsid="04445cb8" style:font-weight-asian="bold" style:font-weight-complex="bold"/>
    </style:style>
    <style:style style:name="T418" style:family="text">
      <style:text-properties officeooo:rsid="0458bc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9">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29"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Table des matières</text:p>
          </text:index-title>
          <text:p text:style-name="P27">Introduction<text:tab/>3</text:p>
          <text:p text:style-name="P27">Chapitre 1 : Présentation<text:tab/>5</text:p>
          <text:p text:style-name="P27"><text:s text:c="4"/>1 Présentation de l’entreprise<text:tab/>5</text:p>
          <text:p text:style-name="P27"><text:s text:c="4"/>2 Présentation de contexte de stage<text:tab/>5</text:p>
          <text:p text:style-name="P27"><text:s text:c="8"/>2.1 IoT<text:tab/>5</text:p>
          <text:p text:style-name="P27"><text:s text:c="8"/>2.2 Analyse des données<text:tab/>6</text:p>
          <text:p text:style-name="P27"><text:s text:c="8"/>2.3 Séries temporelles<text:tab/>7</text:p>
          <text:p text:style-name="P27">Chapitre 2 : Étude de problématique<text:tab/>7</text:p>
          <text:p text:style-name="P27"><text:s text:c="4"/>1 Objectif initial<text:tab/>7</text:p>
          <text:p text:style-name="P27"><text:s text:c="4"/>2 Première approche<text:tab/>7</text:p>
          <text:p text:style-name="P27"><text:s text:c="4"/>3 DC.js<text:tab/>7</text:p>
          <text:p text:style-name="P27"><text:s text:c="4"/>4 Concrétisation de l'objectif<text:tab/>7</text:p>
          <text:p text:style-name="P27">Chapitre 3 : Travail réalisé<text:tab/>8</text:p>
          <text:p text:style-name="P27"><text:s text:c="4"/>1 Module d’exploration<text:tab/>8</text:p>
          <text:p text:style-name="P27"><text:s text:c="8"/>1.1 Choix technologiques<text:tab/>8</text:p>
          <text:p text:style-name="P27"><text:s text:c="8"/>1.2 Première approche<text:tab/>8</text:p>
          <text:p text:style-name="P27"><text:s text:c="8"/>1.3 Fonctionnalités réalisées<text:tab/>8</text:p>
          <text:p text:style-name="P27"><text:s text:c="8"/>1.4 Problèmes rencontrées, futur évolutions<text:tab/>8</text:p>
          <text:p text:style-name="P27"><text:s text:c="4"/>2 Outil de visualisation<text:tab/>8</text:p>
          <text:p text:style-name="P27"><text:s text:c="8"/>2.1 Choix technologiques<text:tab/>8</text:p>
          <text:p text:style-name="P27"><text:s text:c="8"/>2.2 Librairies de visualisation<text:tab/>8</text:p>
          <text:p text:style-name="P27"><text:s text:c="8"/>2.3 Fonctionnalités réalisées<text:tab/>8</text:p>
          <text:p text:style-name="P27"><text:s text:c="8"/>2.4 Problèmes, futurs évolutions<text:tab/>8</text:p>
          <text:p text:style-name="P27">Chapitre 4 : Bilan de stage<text:tab/>8</text:p>
          <text:p text:style-name="P27">Bibliographie<text:tab/>8</text:p>
        </text:index-body>
      </text:table-of-content>
      <text:p text:style-name="P5"/>
      <text:h text:style-name="P29" text:outline-level="1">Chapitre 1 : Présentation</text:h>
      <text:h text:style-name="P35" text:outline-level="2">Présentation de l’entreprise</text:h>
      <text:p text:style-name="P12">Présenter Maya</text:p>
      <text:p text:style-name="P17"/>
      <text:h text:style-name="Heading_20_2" text:outline-level="2">Présentation de contexte de stage</text:h>
      <text:h text:style-name="P34" text:outline-level="3">IoT</text:h>
      <text:p text:style-name="P13"><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4"><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21">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22">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25">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26">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4"><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6"><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23">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391">Les protocoles de niveau le plus haut sont </text:span><text:span text:style-name="T392">différent</text:span><text:span text:style-name="T391"> d'une solution à autre et </text:span><text:span text:style-name="T393">sont </text:span><text:span text:style-name="T392">très</text:span><text:span text:style-name="T393"> </text:span><text:span text:style-name="T392">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24">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5"><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34" text:outline-level="3"><text:span text:style-name="T410">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399"> </text:span><text:span text:style-name="T394">stratégique</text:span><text:span text:style-name="T395">s </text:span><text:span text:style-name="T396">pour </text:span><text:span text:style-name="T397">l</text:span><text:span text:style-name="T398">'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0"><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20"><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examples sur l</text:span><text:span text:style-name="T376">es formats des données, cf chapitre suivante.</text:span><text:span text:style-name="T265"> </text:span><text:span text:style-name="T400">Cela se complexifié aussi par le fait que </text:span><text:span text:style-name="T401">les domaines d'utilisation d'IoT sont </text:span><text:span text:style-name="T402">très</text:span><text:span text:style-name="T401"> variées, </text:span><text:span text:style-name="T403">et pour chaque </text:span><text:span text:style-name="T404">cas d'utilisation la nature des données </text:span><text:span text:style-name="T405">métiers</text:span><text:span text:style-name="T404"> sera </text:span><text:span text:style-name="T405">complètement</text:span><text:span text:style-name="T404"> </text:span><text:span text:style-name="T405">différente.</text:span></text:p>
      <text:p text:style-name="P30"><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81">exotiques.</text:span></text:p>
      <text:h text:style-name="P34" text:outline-level="3">Séries temporelles</text:h>
      <text:p text:style-name="P17"><text:tab/><text:span text:style-name="T411">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7"><text:tab/><text:span text:style-name="T413">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p text:style-name="P17"><text:tab/><text:span text:style-name="T412">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18"/>
      <text:p text:style-name="P18"><draw:frame draw:style-name="fr3" draw:name="Image3" text:anchor-type="paragraph" svg:x="2.948in" svg:y="0.2398in" svg:width="4.0272in" svg:height="1.6807in" draw:z-index="2"><draw:image xlink:href="Pictures/100000000000012200000079416AC89952A5D27D.png" xlink:type="simple" xlink:show="embed" xlink:actuate="onLoad"/></draw:frame></text:p>
      <text:p text:style-name="P33"><draw:frame draw:style-name="fr4" draw:name="Image2"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418">containteurs</text:span> sont identiques, mais la structure des données et format ne sont pas les mêmes :</text:p>
      <text:p text:style-name="P19"><draw:frame draw:style-name="fr3" draw:name="Image4" text:anchor-type="paragraph" svg:x="0.2083in" svg:y="0.2811in" svg:width="2.2772in" svg:height="1.402in" draw:z-index="4"><draw:image xlink:href="Pictures/10000000000000A4000000653BA4330AAC4E5E72.png" xlink:type="simple" xlink:show="embed" xlink:actuate="onLoad"/></draw:frame><draw:frame draw:style-name="fr3" draw:name="Image5" text:anchor-type="paragraph" svg:x="2.8228in" svg:y="0.1252in" svg:width="3.152in" svg:height="1.389in" draw:z-index="5"><draw:image xlink:href="Pictures/10000000000000E30000006426E35C60B0F56E57.png" xlink:type="simple" xlink:show="embed" xlink:actuate="onLoad"/></draw:frame></text:p>
      <text:p text:style-name="P31"><text:tab/><text:span text:style-name="T414">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p text:style-name="P32"><text:span text:style-name="T415"><text:tab/>La question de multitude des formats et types de stockage est importante à résoudre, si on veut concevoir un outil automatique </text:span><text:span text:style-name="T417">et generique</text:span><text:span text:style-name="T416"> d'analyse des données, car cet outil doit pouvoir accéder à plusieurs types de stockage et lire les données de structure variable.</text:span></text:p>
      <text:h text:style-name="Heading_20_1" text:outline-level="1">Chapitre 2 : Étude de <text:span text:style-name="T407">problématique</text:span></text:h>
      <text:h text:style-name="Heading_20_2" text:outline-level="2">Objectif initial</text:h>
      <text:h text:style-name="Heading_20_2" text:outline-level="2">Première approche</text:h>
      <text:h text:style-name="Heading_20_2" text:outline-level="2">DC.js</text:h>
      <text:h text:style-name="P36" text:outline-level="2">Concrétisation de l'objectif</text:h>
      <text:p text:style-name="P10"/>
      <text:h text:style-name="Heading_20_1" text:outline-level="1"><text:soft-page-break/>Chapitre 3 : Travail réalisé</text:h>
      <text:h text:style-name="Heading_20_2" text:outline-level="2">Module d’exploration</text:h>
      <text:h text:style-name="P34" text:outline-level="3">Choix technologiques</text:h>
      <text:h text:style-name="P34" text:outline-level="3"><text:span text:style-name="T408">Première</text:span> approche</text:h>
      <text:h text:style-name="P34" text:outline-level="3">Fonctionnalités réalisées</text:h>
      <text:h text:style-name="P34" text:outline-level="3">Problèmes rencontrées, futur évolutions</text:h>
      <text:h text:style-name="Heading_20_2" text:outline-level="2">Outil de visualisation</text:h>
      <text:h text:style-name="P34" text:outline-level="3">Choix technologiques</text:h>
      <text:h text:style-name="P34" text:outline-level="3">Librairies de visualisation</text:h>
      <text:h text:style-name="P34" text:outline-level="3">Fonctionnalités réalisées</text:h>
      <text:h text:style-name="P34" text:outline-level="3">Problèmes, futurs évolutions</text:h>
      <text:p text:style-name="P11"/>
      <text:h text:style-name="Heading_20_1" text:outline-level="1">Chapitre 4 : <text:span text:style-name="T409">Bilan de stage</text:span></text:h>
      <text:h text:style-name="Heading_20_1" text:outline-level="1">Bibliographie</text:h>
      <text:p text:style-name="P11"/>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1T09:49:20.436670463</dc:date>
    <meta:print-date>2014-05-13T10:07:00Z</meta:print-date>
    <meta:editing-cycles>2144</meta:editing-cycles>
    <meta:editing-duration>P3DT18H3M8S</meta:editing-duration>
    <meta:document-statistic meta:table-count="0" meta:image-count="6" meta:object-count="0" meta:page-count="10" meta:paragraph-count="85" meta:word-count="1649" meta:character-count="11257" meta:non-whitespace-character-count="9457"/>
    <meta:template xlink:type="simple" xlink:actuate="onRequest" xlink:title="" xlink:href="../../TP2.odt/Normal.dotm"/>
  </office:meta>
</office:document-meta>
</file>